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_32__20_Dots_20_1_20_Dash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style:text-position="super 58%" style:font-name="Liberation Sans1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cm" svg:y1="18.1cm" svg:x2="3.7cm" svg:y2="2cm">
          <text:p/>
        </draw:line>
        <draw:line draw:style-name="gr1" draw:text-style-name="P1" draw:layer="layout" svg:x1="3.7cm" svg:y1="18cm" svg:x2="19.7cm" svg:y2="17.9cm">
          <text:p/>
        </draw:line>
        <draw:frame draw:style-name="gr2" draw:text-style-name="P2" draw:layer="layout" svg:width="0.879cm" svg:height="1.204cm" svg:x="18.814cm" svg:y="18.2cm">
          <draw:text-box>
            <text:p text:style-name="P2"><text:span text:style-name="T1">ε</text:span></text:p>
          </draw:text-box>
        </draw:frame>
        <draw:frame draw:style-name="gr2" draw:text-style-name="P3" draw:layer="layout" svg:width="1.162cm" svg:height="1.204cm" svg:x="2.6cm" svg:y="1.9cm">
          <draw:text-box>
            <text:p text:style-name="P3"><text:span text:style-name="T2">G</text:span></text:p>
          </draw:text-box>
        </draw:frame>
        <draw:path draw:style-name="gr3" draw:text-style-name="P1" draw:layer="layout" svg:width="12.146cm" svg:height="9.929cm" draw:transform="skewX (0.0178023583703421) rotate (-1.3868386236347) translate (15.794388197202cm 1.75746669186855cm)" svg:viewBox="0 0 12147 9930" svg:d="M0 9930c26319-1 1671-9930 1671-9930">
          <text:p/>
        </draw:path>
        <draw:line draw:style-name="gr4" draw:text-style-name="P1" draw:layer="layout" svg:x1="3.8cm" svg:y1="14.9cm" svg:x2="10.9cm" svg:y2="14.9cm">
          <text:p/>
        </draw:line>
        <draw:line draw:style-name="gr4" draw:text-style-name="P1" draw:layer="layout" svg:x1="10.9cm" svg:y1="14.9cm" svg:x2="10.9cm" svg:y2="18cm">
          <text:p/>
        </draw:line>
        <draw:frame draw:style-name="gr2" draw:text-style-name="P2" draw:layer="layout" svg:width="1.712cm" svg:height="1.234cm" svg:x="2.093cm" svg:y="14.514cm">
          <draw:text-box>
            <text:p text:style-name="P2"><text:span text:style-name="T2">G</text:span><text:span text:style-name="T3">eq</text:span></text:p>
          </draw:text-box>
        </draw:frame>
        <draw:frame draw:style-name="gr2" draw:text-style-name="P2" draw:layer="layout" svg:width="1.429cm" svg:height="1.234cm" svg:x="10.515cm" svg:y="18cm">
          <draw:text-box>
            <text:p text:style-name="P2"><text:span text:style-name="T1">ε</text:span><text:span text:style-name="T4">eq</text:span></text:p>
          </draw:text-box>
        </draw:frame>
        <draw:line draw:style-name="gr3" draw:text-style-name="P1" draw:layer="layout" svg:x1="9.4cm" svg:y1="14.9cm" svg:x2="12.4cm" svg:y2="14.9cm">
          <text:p/>
        </draw:line>
        <draw:frame draw:style-name="gr2" draw:layer="layout" svg:width="2.073cm" svg:height="0.962cm" svg:x="12.7cm" svg:y="14.338cm">
          <draw:text-box>
            <text:p>dG=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9:25:04.345946086</meta:creation-date>
    <dc:date>2016-11-09T18:34:21.156261175</dc:date>
    <meta:editing-duration>PT9H4M1S</meta:editing-duration>
    <meta:editing-cycles>3</meta:editing-cycles>
    <meta:generator>LibreOffice/4.2.8.2$Linux_X86_64 LibreOffice_project/420m0$Build-2</meta:generator>
    <meta:document-statistic meta:object-count="11"/>
  </office:meta>
</office:document-meta>
</file>